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style:font-size-asian="26pt" style:font-name-complex="Arial1" style:font-size-complex="26pt"/>
    </style:style>
    <style:style style:name="P2" style:family="paragraph" style:parent-style-name="Standard">
      <style:text-properties style:font-name="Arial" style:font-name-complex="Arial1"/>
    </style:style>
    <style:style style:name="P3" style:family="paragraph" style:parent-style-name="Standard">
      <style:text-properties style:font-name="Arial" fo:font-weight="bold" style:font-weight-asian="bold" style:font-name-complex="Arial1"/>
    </style:style>
    <style:style style:name="P4" style:family="paragraph" style:parent-style-name="Standard">
      <style:paragraph-properties fo:margin-left="0.25in" fo:margin-right="0in" fo:text-indent="0in" style:auto-text-indent="false"/>
      <style:text-properties style:font-name="Arial" style:font-name-complex="Arial1"/>
    </style:style>
    <style:style style:name="P5" style:family="paragraph" style:parent-style-name="Standard" style:master-page-name="Standard">
      <style:paragraph-properties style:page-number="auto"/>
      <style:text-properties style:font-name="Arial" style:font-name-complex="Arial1"/>
    </style:style>
    <style:style style:name="P6" style:family="paragraph" style:parent-style-name="Header">
      <style:paragraph-properties>
        <style:tab-stops>
          <style:tab-stop style:position="7.1244in" style:type="right"/>
        </style:tab-stops>
      </style:paragraph-properties>
      <style:text-properties style:font-name="Arial Narrow" fo:font-size="10pt" officeooo:rsid="0016ed14" officeooo:paragraph-rsid="0016ed14" style:font-size-asian="10pt" style:font-name-complex="Arial1"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Soul ties are formed primarily through sexual union. In Matthew 19:5-6 we are told that through this union we become one with each other. But where there is a bonding there is also a tearing when these two people separate.</text:p>
      <text:p text:style-name="P2"/>
      <text:p text:style-name="P2">Many people because of sexual misconduct have experienced tremendous pain in their life as they have left pieces of themselves all over the world.</text:p>
      <text:p text:style-name="P2"/>
      <text:p text:style-name="P2">These soul ties must be broken. A person can and will inherit another person’s spirit curses just by being united sexually. It is no wonder we can experience so much turmoil and why God commands us to stay pure.</text:p>
      <text:p text:style-name="P2"/>
      <text:p text:style-name="P2">Soul ties, however, are not just sexual. They can also be attached through the eyes, through words or pacts and even through prayers of agreement that are NOT of God. </text:p>
      <text:p text:style-name="P2"/>
      <text:p text:style-name="P2">A soul tie is any thing that connects you to another person that seems to control you or affect your behavior. They are not easily detected. However, like curses, you can be suspect of a soul tie when anyone has a relationship where they cannot get free, and seemed to be hurt, wounded obsessed or controlled by it.</text:p>
      <text:p text:style-name="P2"/>
      <text:p text:style-name="P2">Lay others at the feet of Jesus. Acknowledge relationship as sin and idolatry. Break the power of the one flesh union. Establish the cross as a boundary before you and other person. Receive and give forgiveness.</text:p>
      <text:p text:style-name="P2"/>
      <text:p text:style-name="P3">PRAYER</text:p>
      <text:p text:style-name="P4">Father, in the name of Jesus, I submit my soul, my desires and my emotions to your Spirit. I confess as sin all my promiscuous, premarital sexual relationships and all sexual relationships outside of marriage. I confess all my ungodly spirit, soul and body ties as sin. I thank you for forgiving me and cleansing me right now.</text:p>
      <text:p text:style-name="P4"/>
      <text:p text:style-name="P4">Thank you for giving me the keys of your Kingdom, the keys of spiritual authority. What I bind is bound and what I loose is loosed. In Jesus name, I ask you to loose me from all soulish ties to past partners and ungodly relationships. Please uproot all the tentacles of sexual bondage, of emotional longings and dependencies, and enslaving thoughts. I bind, renounce and resist any evil spirits that have reinforced those soul ties or may have been transferred to me through evil associations.</text:p>
      <text:p text:style-name="P4"/>
      <text:p text:style-name="P4">In Jesus name, I break and renounce all evil soul ties that I had had with clubs, lodges, cults and binding agreements between friends. I renounce these evil soul ties. I cut them in two, sever them and take back my mind, my spirit and my soul (emotions). I break them and wash them away with the blood of Jesus, my Lord.</text:p>
      <text:p text:style-name="P4"/>
      <text:p text:style-name="P4">Please cleanse my soul and help me to forget all illicit unions so that I am free to give my soul totally to my mate/to you. Father I receive your forgiveness for all past sexual sins. I believe I am totally forgiven. Thank you for remembering my sins no more. Thank you for cleansing me from all unrighteousness. I commit myself to you by your grace. Please keep me Holy in my spirit, soul and body. In Jesus name.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Arial" fo:font-size="26pt" style:font-size-asian="26pt" style:font-name-complex="Arial1" style:font-size-complex="26pt"/>
    </style:style>
    <style:style style:name="MP2" style:family="paragraph" style:parent-style-name="Header">
      <style:paragraph-properties>
        <style:tab-stops>
          <style:tab-stop style:position="7.1244in" style:type="right"/>
        </style:tab-stops>
      </style:paragraph-properties>
      <style:text-properties style:font-name="Arial Narrow" fo:font-size="10pt" officeooo:rsid="0016ed14" officeooo:paragraph-rsid="0016ed14" style:font-size-asian="10pt" style:font-name-complex="Arial1" style:font-size-complex="10pt"/>
    </style:style>
    <style:page-layout style:name="Mpm1">
      <style:page-layout-properties fo:page-width="8.5in" fo:page-height="11in" style:num-format="1" style:print-orientation="portrait" fo:margin-top="0.5in" fo:margin-bottom="0.6874in" fo:margin-left="0.6252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Breaking Soul Ties</text:p>
        <text:p text:style-name="MP2">________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eaking Soul Ties</dc:title>
    <meta:initial-creator>barbw</meta:initial-creator>
    <meta:creation-date>2006-01-20T10:17:00</meta:creation-date>
    <dc:date>2017-09-14T14:39:33.570040762</dc:date>
    <meta:print-date>2005-03-30T16:35:00</meta:print-date>
    <meta:editing-cycles>10</meta:editing-cycles>
    <meta:editing-duration>PT8M34S</meta:editing-duration>
    <meta:generator>LibreOffice/5.3.1.2$Linux_X86_64 LibreOffice_project/30m0$Build-2</meta:generator>
    <meta:document-statistic meta:table-count="0" meta:image-count="0" meta:object-count="0" meta:page-count="1" meta:paragraph-count="13" meta:word-count="517" meta:character-count="2945" meta:non-whitespace-character-count="2440"/>
    <meta:user-defined meta:name="_AdHocReviewCycleID" meta:value-type="float">-820162692</meta:user-defined>
    <meta:user-defined meta:name="_AuthorEmail">BarbW@grfirst.org</meta:user-defined>
    <meta:user-defined meta:name="_AuthorEmailDisplayName">Barb Winski</meta:user-defined>
    <meta:user-defined meta:name="_EmailSubject">Encounter Participants Manual</meta:user-defined>
    <meta:user-defined meta:name="_PreviousAdHocReviewCycleID" meta:value-type="float">240263499</meta:user-defined>
    <meta:user-defined meta:name="_ReviewingToolsShownOnce" meta:value-type="string"/>
  </office:meta>
</office:document-meta>
</file>